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ac7" officeooo:paragraph-rsid="001baac7"/>
    </style:style>
    <style:style style:name="P2" style:family="paragraph" style:parent-style-name="Standard">
      <style:text-properties officeooo:rsid="001ce9fa" officeooo:paragraph-rsid="001ce9fa"/>
    </style:style>
    <style:style style:name="P3" style:family="paragraph" style:parent-style-name="Standard">
      <style:text-properties officeooo:rsid="001dfc49" officeooo:paragraph-rsid="001dfc49"/>
    </style:style>
    <style:style style:name="P4" style:family="paragraph" style:parent-style-name="Standard">
      <style:text-properties officeooo:rsid="001e698d" officeooo:paragraph-rsid="001e698d"/>
    </style:style>
    <style:style style:name="P5" style:family="paragraph" style:parent-style-name="Standard">
      <style:text-properties officeooo:rsid="0021238c" officeooo:paragraph-rsid="0021238c"/>
    </style:style>
    <style:style style:name="P6" style:family="paragraph" style:parent-style-name="Standard">
      <style:text-properties officeooo:rsid="001ce9fa" officeooo:paragraph-rsid="001ce9fa"/>
    </style:style>
    <style:style style:name="P7" style:family="paragraph" style:parent-style-name="Standard">
      <style:text-properties officeooo:rsid="00267c83" officeooo:paragraph-rsid="00267c83"/>
    </style:style>
    <style:style style:name="P8" style:family="paragraph" style:parent-style-name="Standard">
      <style:text-properties officeooo:rsid="00277ade" officeooo:paragraph-rsid="00277ade"/>
    </style:style>
    <style:style style:name="P9" style:family="paragraph" style:parent-style-name="Standard">
      <style:text-properties officeooo:rsid="00285c8f" officeooo:paragraph-rsid="00285c8f"/>
    </style:style>
    <style:style style:name="P10" style:family="paragraph" style:parent-style-name="Standard">
      <style:text-properties officeooo:rsid="00290441" officeooo:paragraph-rsid="00290441"/>
    </style:style>
    <style:style style:name="P11" style:family="paragraph" style:parent-style-name="Standard">
      <style:text-properties officeooo:rsid="0029eb9f" officeooo:paragraph-rsid="0029eb9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/>
    </style:style>
    <style:style style:name="T1" style:family="text">
      <style:text-properties officeooo:rsid="001e698d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305cm" fo:min-width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58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3.122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56cm" fo:min-width="1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043cm" fo:min-width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56cm" fo:min-width="2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028cm" fo:min-width="2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078cm" fo:min-width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.196cm" fo:min-width="2.1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s :</text:p>
      <text:p text:style-name="P2">1 PAUL Timothé eleve eleve élève</text:p>
      <text:p text:style-name="P2">2 YO Paulo prof prof prof</text:p>
      <text:p text:style-name="P2">3 MOLI Yann eleve eleve eleve</text:p>
      <text:p text:style-name="P4">4 DUPUIS Poney prof prof prof</text:p>
      <text:p text:style-name="P2"/>
      <text:p text:style-name="P3">Groupe :</text:p>
      <text:p text:style-name="P3">1 Mathématique <text:span text:style-name="T1">2</text:span></text:p>
      <text:p text:style-name="P3">2 Français <text:span text:style-name="T1">4</text:span></text:p>
      <text:p text:style-name="P3">3 EPS <text:span text:style-name="T1">2</text:span></text:p>
      <text:p text:style-name="P3"/>
      <text:p text:style-name="P3">Appartenir :</text:p>
      <text:p text:style-name="P3">1 1 1</text:p>
      <text:p text:style-name="P3">2 1 <text:span text:style-name="T1">2</text:span></text:p>
      <text:p text:style-name="P4">3 1 3</text:p>
      <text:p text:style-name="P1"/>
      <text:p text:style-name="P1">QCM :</text:p>
      <text:p text:style-name="P1">1 11/01/2021 1h <text:span text:style-name="T1">2 1</text:span></text:p>
      <text:p text:style-name="P5"/>
      <text:p text:style-name="P1">Questions :</text:p>
      <text:p text:style-name="P1">1 Pourquoi la terre est ronde ? Parce que 2 1</text:p>
      <text:p text:style-name="P2">2 …</text:p>
      <text:p text:style-name="P2">3 …</text:p>
      <text:p text:style-name="P2">4 …</text:p>
      <text:p text:style-name="P2"/>
      <text:p text:style-name="P7">Quizz mtn qu’à un seul groupe, on est obligé de le créer</text:p>
      <text:p text:style-name="P7">Mais si on veut faire une évaluation globale on fait comment ? (ex : 3 TD de classe différentes)</text:p>
      <text:p text:style-name="P7"/>
      <text:p text:style-name="P8">Eleve/Prof prend toutes les infos de user</text:p>
      <text:p text:style-name="P7"/>
      <text:p text:style-name="P9">Amélioration de la table groupe</text:p>
      <text:p text:style-name="P11">Renommer table</text:p>
      <text:p text:style-name="P10">Contrainte d’intégrité entre élève et groupe (à appartenir)</text:p>
      <text:p text:style-name="P11">Convention caml case</text:p>
      <text:p text:style-name="P2"><text:soft-page-break/></text:p>
      <text:p text:style-name="P2"><draw:custom-shape text:anchor-type="paragraph" draw:z-index="0" draw:name="Forme1" draw:style-name="gr1" svg:width="2.329cm" svg:height="1.306cm" svg:x="0.071cm" svg:y="0.594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svg:width="2.197cm" svg:height="2.259cm" svg:x="7.918cm" svg:y="0.647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svg:width="2.25cm" svg:height="3.123cm" svg:x="13.802cm" svg:y="0.621cm"><text:p/><draw:enhanced-geometry svg:viewBox="0 0 21600 21600" draw:type="rectangle" draw:enhanced-path="M 0 0 L 21600 0 21600 21600 0 21600 0 0 Z N"/></draw:custom-shape><draw:line text:anchor-type="paragraph" draw:z-index="3" draw:name="Forme5" draw:style-name="gr4" draw:text-style-name="P12" svg:x1="9.516cm" svg:y1="2.323cm" svg:x2="14.425cm" svg:y2="2.023cm"><text:p/></draw:line><draw:frame text:anchor-type="paragraph" draw:z-index="4" draw:name="Forme6" draw:style-name="gr5" draw:text-style-name="P13" svg:width="0.953cm" svg:height="0.768cm" svg:x="5.971cm" svg:y="7.183cm"><draw:text-box><text:p>0,N</text:p></draw:text-box></draw:frame><draw:frame text:anchor-type="paragraph" draw:z-index="5" draw:name="Forme6" draw:style-name="gr5" draw:text-style-name="P13" svg:width="0.953cm" svg:height="0.768cm" svg:x="9.225cm" svg:y="3.399cm"><draw:text-box><text:p>1,1</text:p></draw:text-box></draw:frame><draw:frame text:anchor-type="paragraph" draw:z-index="6" draw:name="Forme6" draw:style-name="gr5" draw:text-style-name="P13" svg:width="0.953cm" svg:height="0.768cm" svg:x="10.114cm" svg:y="1.256cm"><draw:text-box><text:p>1,N</text:p></draw:text-box></draw:frame><draw:frame text:anchor-type="paragraph" draw:z-index="7" draw:name="Forme6" draw:style-name="gr5" draw:text-style-name="P13" svg:width="0.953cm" svg:height="0.768cm" svg:x="4.86cm" svg:y="5.701cm"><draw:text-box><text:p>1,1</text:p></draw:text-box></draw:frame><draw:frame text:anchor-type="paragraph" draw:z-index="8" draw:name="Forme7" draw:style-name="gr6" draw:text-style-name="P13" svg:width="1.985cm" svg:height="0.742cm" svg:x="13.935cm" svg:y="0.965cm"><draw:text-box><text:p>Questions</text:p></draw:text-box></draw:frame><draw:frame text:anchor-type="paragraph" draw:z-index="9" draw:name="Forme7" draw:style-name="gr7" draw:text-style-name="P14" svg:width="1.165cm" svg:height="0.489cm" svg:x="8.431cm" svg:y="1.044cm"><draw:text-box><text:p><text:span text:style-name="T2">Quizz</text:span></text:p></draw:text-box></draw:frame><draw:frame text:anchor-type="paragraph" draw:z-index="10" draw:name="Forme7" draw:style-name="gr6" draw:text-style-name="P13" svg:width="1.297cm" svg:height="0.742cm" svg:x="0.653cm" svg:y="0.833cm"><draw:text-box><text:p>Users</text:p></draw:text-box></draw:frame><draw:custom-shape text:anchor-type="paragraph" draw:z-index="11" draw:name="Forme8" draw:style-name="gr8" svg:width="1.8cm" svg:height="1.059cm" svg:x="7.585cm" svg:y="6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1" draw:style-name="gr9" svg:width="2.329cm" svg:height="3.043cm" svg:x="3.484cm" svg:y="6.309cm"><text:p/><draw:enhanced-geometry svg:viewBox="0 0 21600 21600" draw:type="rectangle" draw:enhanced-path="M 0 0 L 21600 0 21600 21600 0 21600 0 0 Z N"/></draw:custom-shape><draw:frame text:anchor-type="paragraph" draw:z-index="13" draw:name="Forme7" draw:style-name="gr6" draw:text-style-name="P13" svg:width="1.297cm" svg:height="0.742cm" svg:x="3.96cm" svg:y="6.653cm"><draw:text-box><text:p>Groupe</text:p></draw:text-box></draw:frame><draw:custom-shape text:anchor-type="paragraph" draw:z-index="14" draw:name="Forme8" draw:style-name="gr10" svg:width="2.514cm" svg:height="1.059cm" svg:x="-0.908cm" svg:y="6.7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Forme7" draw:style-name="gr11" draw:text-style-name="P13" svg:width="1.985cm" svg:height="0.976cm" svg:x="-0.591cm" svg:y="7.144cm"><draw:text-box><text:p>Appartenir</text:p></draw:text-box></draw:frame><draw:frame text:anchor-type="paragraph" draw:z-index="16" draw:name="Forme6" draw:style-name="gr7" draw:text-style-name="P14" svg:width="0.953cm" svg:height="0.489cm" svg:x="2.32cm" svg:y="8.373cm"><draw:text-box><text:p><text:span text:style-name="T2">1,N</text:span></text:p></draw:text-box></draw:frame><draw:frame text:anchor-type="paragraph" draw:z-index="17" draw:name="Forme6" draw:style-name="gr5" draw:text-style-name="P13" svg:width="0.953cm" svg:height="0.768cm" svg:x="-1.081cm" svg:y="1.147cm"><draw:text-box><text:p>1,N</text:p></draw:text-box></draw:frame><draw:frame text:anchor-type="paragraph" draw:z-index="18" draw:name="Forme7" draw:style-name="gr7" draw:text-style-name="P14" svg:width="1.8cm" svg:height="0.489cm" svg:x="7.664cm" svg:y="6.257cm"><draw:text-box><text:p><text:span text:style-name="T2">Participer</text:span></text:p></draw:text-box></draw:frame><draw:custom-shape text:anchor-type="paragraph" draw:z-index="19" draw:name="Forme11" draw:style-name="gr12" svg:width="2.117cm" svg:height="1.138cm" svg:x="2.623cm" svg:y="4.8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e7" draw:style-name="gr13" draw:text-style-name="P14" svg:width="1.165cm" svg:height="0.489cm" svg:x="3.113cm" svg:y="5.154cm"><draw:text-box><text:p><text:span text:style-name="T2">Créer</text:span></text:p></draw:text-box></draw:frame><draw:frame text:anchor-type="paragraph" draw:z-index="21" draw:name="Forme6" draw:style-name="gr5" draw:text-style-name="P13" svg:width="0.953cm" svg:height="0.768cm" svg:x="3.96cm" svg:y="4.272cm"><draw:text-box><text:p>0,N</text:p></draw:text-box></draw:frame><draw:frame text:anchor-type="paragraph" draw:z-index="22" draw:name="Forme6" draw:style-name="gr11" draw:text-style-name="P13" svg:width="1.415cm" svg:height="0.976cm" svg:x="12.797cm" svg:y="0.621cm"><draw:text-box><text:p>1,N</text:p></draw:text-box></draw:frame><draw:custom-shape text:anchor-type="paragraph" draw:z-index="23" draw:name="Forme13" draw:style-name="gr14" svg:width="2.117cm" svg:height="1.191cm" svg:x="4.634cm" svg:y="2.4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Forme14" draw:style-name="gr11" draw:text-style-name="P13" svg:width="2.153cm" svg:height="0.976cm" svg:x="4.634cm" svg:y="2.692cm"><draw:text-box><text:p>Conception</text:p></draw:text-box></draw:frame><draw:frame text:anchor-type="paragraph" draw:z-index="25" draw:name="Forme6" draw:style-name="gr5" draw:text-style-name="P13" svg:width="0.953cm" svg:height="0.768cm" svg:x="3.681cm" svg:y="2.076cm"><draw:text-box><text:p>0,N</text:p></draw:text-box></draw:frame><draw:frame text:anchor-type="paragraph" draw:z-index="26" draw:name="Forme6" draw:style-name="gr5" draw:text-style-name="P13" svg:width="0.953cm" svg:height="0.768cm" svg:x="6.966cm" svg:y="1.582cm"><draw:text-box><text:p>1,1</text:p></draw:text-box></draw:frame><draw:custom-shape text:anchor-type="paragraph" draw:z-index="27" draw:name="Forme8" draw:style-name="gr8" svg:width="1.8cm" svg:height="1.059cm" svg:x="10.918cm" svg:y="1.7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Forme7" draw:style-name="gr7" draw:text-style-name="P14" svg:width="1.8cm" svg:height="0.489cm" svg:x="10.945cm" svg:y="2.023cm"><draw:text-box><text:p><text:span text:style-name="T2">Concerner</text:span></text:p></draw:text-box></draw:frame><draw:custom-shape text:anchor-type="paragraph" draw:z-index="29" draw:name="Forme1" draw:style-name="gr1" svg:width="2.329cm" svg:height="1.306cm" svg:x="-1.147cm" svg:y="2.843cm"><text:p/><draw:enhanced-geometry svg:viewBox="0 0 21600 21600" draw:type="rectangle" draw:enhanced-path="M 0 0 L 21600 0 21600 21600 0 21600 0 0 Z N"/></draw:custom-shape><draw:custom-shape text:anchor-type="paragraph" draw:z-index="30" draw:name="Forme1" draw:style-name="gr1" svg:width="2.329cm" svg:height="1.306cm" svg:x="1.711cm" svg:y="2.843cm"><text:p/><draw:enhanced-geometry svg:viewBox="0 0 21600 21600" draw:type="rectangle" draw:enhanced-path="M 0 0 L 21600 0 21600 21600 0 21600 0 0 Z N"/></draw:custom-shape><draw:line text:anchor-type="paragraph" draw:z-index="31" draw:name="Forme9" draw:style-name="gr15" draw:text-style-name="P12" svg:x1="0.347cm" svg:y1="1.715cm" svg:x2="-0.129cm" svg:y2="3.117cm"><text:p/></draw:line><draw:line text:anchor-type="paragraph" draw:z-index="32" draw:name="Forme10" draw:style-name="gr15" draw:text-style-name="P12" svg:x1="1.538cm" svg:y1="1.715cm" svg:x2="2.199cm" svg:y2="3.144cm"><text:p/></draw:line><draw:frame text:anchor-type="paragraph" draw:z-index="33" draw:name="Forme14" draw:style-name="gr16" draw:text-style-name="P13" svg:width="1.482cm" svg:height="0.662cm" svg:x="-0.737cm" svg:y="3.164cm"><draw:text-box><text:p>Élève</text:p></draw:text-box></draw:frame><draw:frame text:anchor-type="paragraph" draw:z-index="34" draw:name="Forme14" draw:style-name="gr11" draw:text-style-name="P13" svg:width="2.012cm" svg:height="0.976cm" svg:x="2.028cm" svg:y="3.173cm"><draw:text-box><text:p>Professeur</text:p></draw:text-box></draw:frame><draw:line text:anchor-type="paragraph" draw:z-index="35" draw:name="Forme4" draw:style-name="gr15" draw:text-style-name="P12" svg:x1="3.496cm" svg:y1="3.885cm" svg:x2="8.364cm" svg:y2="2.35cm"><text:p/></draw:line><draw:line text:anchor-type="paragraph" draw:z-index="36" draw:name="Forme10" draw:style-name="gr15" draw:text-style-name="P12" svg:x1="3.258cm" svg:y1="3.884cm" svg:x2="3.96cm" svg:y2="6.653cm"><text:p/></draw:line><draw:path text:anchor-type="paragraph" draw:z-index="37" draw:name="Forme12" draw:style-name="gr15" draw:text-style-name="P12" svg:width="4.097cm" svg:height="7.209cm" draw:transform="rotate (-2.89654842660979) translate (3.86955708724647cm 8.1034054361445cm)" svg:viewBox="0 0 4098 7210" svg:d="M1777 7194c327 30 685 33 963-141 334-210 689-388 981-655 208-190 270-476 321-738 63-317 28-646 52-969 26-348-61-697-122-1039-56-314-114-627-173-944-71-378-251-705-456-1014-182-274-436-511-731-674-293-160-584-334-892-468-268-116-529-265-815-340-278-73-565-141-847-212l-58 13"><text:p/></draw:path><draw:path text:anchor-type="paragraph" draw:z-index="38" draw:name="Forme15" draw:style-name="gr15" draw:text-style-name="P12" svg:width="3.968cm" svg:height="5.926cm" svg:x="5.057cm" svg:y="2.561cm" svg:viewBox="0 0 3969 5927" svg:d="M0 5927c369-25 741-29 1111-53 323-22 628-154 900-371 317-252 635-492 899-793 194-221 409-487 397-794-13-332 15-658 80-979 62-305 113-616 238-900 118-268 199-557 238-846 38-281 25-572 106-847v-291-53"><text:p/></draw:path><draw:custom-shape text:anchor-type="paragraph" draw:z-index="39" draw:name="Forme16" draw:style-name="gr17" draw:text-style-name="P12" svg:width="2.197cm" svg:height="2.197cm" svg:x="18.163cm" svg:y="2.039cm"><text:p/><draw:enhanced-geometry svg:viewBox="0 0 21600 21600" draw:type="rectangle" draw:enhanced-path="M 0 0 L 21600 0 21600 21600 0 21600 0 0 Z N"/></draw:custom-shape><draw:frame text:anchor-type="paragraph" draw:z-index="40" draw:name="Forme7" draw:style-name="gr7" draw:text-style-name="P14" svg:width="1.165cm" svg:height="0.489cm" svg:x="8.431cm" svg:y="1.044cm"><draw:text-box><text:p><text:span text:style-name="T2">Quizz</text:span></text:p></draw:text-box></draw:frame><draw:frame text:anchor-type="paragraph" draw:z-index="41" draw:name="Forme7" draw:style-name="gr11" draw:text-style-name="P14" svg:width="1.583cm" svg:height="0.976cm" svg:x="18.486cm" svg:y="2.473cm"><draw:text-box><text:p><text:span text:style-name="T2">Réponse</text:span></text:p></draw:text-box></draw:frame><draw:line text:anchor-type="paragraph" draw:z-index="42" draw:name="Forme4" draw:style-name="gr15" draw:text-style-name="P12" svg:x1="14.979cm" svg:y1="2.35cm" svg:x2="18.486cm" svg:y2="3.449cm"><text:p/></draw:line><draw:frame text:anchor-type="paragraph" draw:z-index="43" draw:name="Forme6" draw:style-name="gr5" draw:text-style-name="P13" svg:width="0.953cm" svg:height="0.768cm" svg:x="16.173cm" svg:y="2.006cm"><draw:text-box><text:p>1,N</text:p></draw:text-box></draw:frame><draw:frame text:anchor-type="paragraph" draw:z-index="44" draw:name="Forme6" draw:style-name="gr5" draw:text-style-name="P13" svg:width="0.953cm" svg:height="0.768cm" svg:x="17.337cm" svg:y="2.35cm"><draw:text-box><text:p>1,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9:41:37.014000000</meta:creation-date>
    <dc:date>2021-01-12T14:50:39.368000000</dc:date>
    <meta:editing-duration>PT3H10M10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7" meta:word-count="130" meta:character-count="598" meta:non-whitespace-character-count="495"/>
  </office:meta>
</office:document-meta>
</file>